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t Sale System Design</text:p>
      <text:p text:style-name="Standard"/>
      <text:p text:style-name="Standard">The UI for the Plant Sale System consists of a number of Pages of various types. <text:s/>The types of Pages are:</text:p>
      <text:list text:style-name="L1">
        <text:list-item>
          <text:p text:style-name="P1">DataTablePage - a Page that shows a table of data, e.g. the list of customers. Operations:</text:p>
          <text:list>
            <text:list-item>
              <text:p text:style-name="P1">delete one or more items</text:p>
            </text:list-item>
            <text:list-item>
              <text:p text:style-name="P1">create a new item. This operation transitions to the PropertiesPage for the new item.</text:p>
            </text:list-item>
            <text:list-item>
              <text:p text:style-name="P1">select an item for editing. <text:s/>This operation transitions to the PropertiesPage for the item.</text:p>
            </text:list-item>
          </text:list>
        </text:list-item>
        <text:list-item>
          <text:p text:style-name="P1">PropertiesPage - a Page that shows the properties for a single item, e.g., the name, address, etc. for a single customer. Operations:</text:p>
          <text:list>
            <text:list-item>
              <text:p text:style-name="P1">Edit the properties for the item and save the changes (Save button).</text:p>
            </text:list-item>
            <text:list-item>
              <text:p text:style-name="P1">Select DataTablePages for tables that are associated with this item.</text:p>
            </text:list-item>
            <text:list-item>
              <text:p text:style-name="P1"/>
            </text:list-item>
          </text:list>
        </text:list-item>
        <text:list-item>
          <text:p text:style-name="P1">TasksPage - a Page that lists a set of tasks (a menu), e.g., a list of reports</text:p>
        </text:list-item>
      </text:list>
      <text:p text:style-name="Standard"/>
      <text:p text:style-name="Standard">Pages are associated with one another. <text:s/>DataTablePages are associated with a Properties page (for editing the properties of a selected item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horndale" fo:font-size="12pt" fo:language="none" fo:country="non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12-26T09:49:05</meta:creation-date>
    <dc:creator>Tom Mueller</dc:creator>
    <dc:date>2006-01-02T18:59:22</dc:date>
    <meta:editing-cycles>2</meta:editing-cycles>
    <meta:editing-duration>P7DT9H10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153" meta:character-count="907"/>
  </office:meta>
</office:document-meta>
</file>